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="solid" draw:fill-color="#000000" draw:fill-image-width="0cm" draw:fill-image-height="0cm" fo:min-height="21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 style:text-autospace="none"/>
      <style:text-properties fo:color="#ffffff" fo:font-family="'Arial Black'" style:font-family-asian="'Arial Unicode MS'" style:font-family-generic-asian="swiss" style:font-size-asian="44pt" style:font-family-complex="'Arial Black'" style:font-size-complex="34pt"/>
    </style:style>
    <style:style style:name="P2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66pt" fo:font-style="normal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 style:text-autospace="none"/>
      <style:text-properties fo:color="#ffffff" fo:font-family="'Arial Black'" fo:font-size="58pt" style:font-family-asian="'Arial Unicode MS'" style:font-family-generic-asian="swiss" style:font-size-asian="58pt" style:font-family-complex="'Arial Black'" style:font-size-complex="58pt"/>
    </style:style>
    <style:style style:name="P5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58pt" fo:font-style="normal" fo:font-weight="bold" style:font-size-asian="58pt" style:font-size-complex="58pt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style:text-outline="false" style:text-line-through-style="none" fo:font-family="'Arial Black'" style:font-family-generic="swiss" style:font-pitch="variable" fo:font-size="60pt" fo:font-style="normal" fo:text-shadow="none" style:text-underline-style="none" fo:font-weight="bold" style:font-family-asian="'Arial Unicode MS'" style:font-family-generic-asian="swiss" style:font-size-asian="44pt" style:font-style-asian="normal" style:font-weight-asian="normal" style:font-family-complex="'Arial Black'" style:font-size-complex="34pt" style:font-style-complex="normal" style:font-weight-complex="normal" style:text-emphasize="none" style:font-relief="none"/>
    </style:style>
    <style:style style:name="T2" style:family="text">
      <style:text-properties fo:color="#ffffff" style:text-outline="false" style:text-line-through-style="none" fo:font-family="'Arial Black'" style:font-family-generic="swiss" style:font-pitch="variable" fo:font-size="58pt" fo:font-style="normal" fo:text-shadow="none" style:text-underline-style="none" fo:font-weight="bold" style:font-family-asian="'Arial Unicode MS'" style:font-family-generic-asian="swiss" style:font-size-asian="58pt" style:font-style-asian="normal" style:font-weight-asian="normal" style:font-family-complex="'Arial Black'" style:font-size-complex="58pt" style:font-style-complex="normal" style:font-weight-complex="normal" style:text-emphasize="none" style:font-relief="none"/>
    </style:style>
    <style:style style:name="T3" style:family="text">
      <style:text-properties fo:color="#ffffff" style:text-outline="false" style:text-line-through-style="none" fo:font-family="'Arial Black'" style:font-family-generic="swiss" style:font-pitch="variable" fo:font-size="58pt" fo:font-style="normal" fo:text-shadow="none" style:text-underline-style="none" fo:font-weight="bold" style:font-family-asian="'Arial Unicode MS'" style:font-family-generic-asian="swiss" style:font-size-asian="58pt" style:font-style-asian="normal" style:font-weight-asian="normal" style:font-family-complex="'Arial Black'" style:font-size-complex="5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Wznieś głos</text:span><text:span text:style-name="T1"><text:line-break/></text:span><text:span text:style-name="T1">Pan blisko jest,</text:span><text:span text:style-name="T1"><text:line-break/></text:span><text:span text:style-name="T1">Wznieśmy</text:span><text:span text:style-name="T1"><text:line-break/></text:span><text:span text:style-name="T1">świątynię Mu.</text:span><text:span text:style-name="T1"><text:line-break/></text:span><text:span text:style-name="T1">Pałac potęgi,</text:span><text:span text:style-name="T1"><text:line-break/></text:span><text:span text:style-name="T1">tron dziękczynienia,</text:span><text:span text:style-name="T1"><text:line-break/></text:span><text:span text:style-name="T1">Bogu Królowi chwał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1" draw:text-style-name="P5" draw:layer="layout" svg:width="28cm" svg:height="21cm" svg:x="0cm" svg:y="0cm" presentation:class="title" presentation:user-transformed="true">
          <draw:text-box>
            <text:p text:style-name="P4"><text:span text:style-name="T2">Niech brzmi</text:span><text:span text:style-name="T2"><text:line-break/></text:span><text:span text:style-name="T2">radości pieśń,</text:span><text:span text:style-name="T2"><text:line-break/></text:span><text:span text:style-name="T2">Niech miłość</text:span><text:span text:style-name="T2"><text:line-break/></text:span><text:span text:style-name="T2">kwitnie w na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presentation:style-name="pr1" draw:text-style-name="P5" draw:layer="layout" svg:width="28cm" svg:height="21cm" svg:x="0cm" svg:y="0cm" presentation:class="title" presentation:user-transformed="true">
          <draw:text-box>
            <text:p text:style-name="P4"><text:span text:style-name="T2">Gdy wielbimy Go</text:span><text:span text:style-name="T2"><text:line-break/></text:span><text:span text:style-name="T2">otacza nas chwała,</text:span><text:span text:style-name="T2"><text:line-break/></text:span><text:span text:style-name="T2">Wypełnia miejsce to.</text:span><text:span text:style-name="T2"><text:line-break/></text:span><text:span text:style-name="T2">Razem śpiewajmy Mu.</text:span><text:span text:style-name="T2"><text:line-break/></text:span><text:span text:style-name="T3">Razem śpiewajmy Mu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Nasz Pan przebywa wśród dzieci swych, </text:span><text:span text:style-name="T1"><text:line-break/></text:span><text:span text:style-name="T1">   Gdy chwalą Go razem.</text:span><text:span text:style-name="T1"><text:line-break/></text:span><text:span text:style-name="T1">Nasz Pan przebywa</text:span><text:span text:style-name="T1"><text:line-break/></text:span><text:span text:style-name="T1">wśród dzieci swych</text:span><text:span text:style-name="T1"><text:line-break/></text:span><text:span text:style-name="T1">   Więc dajmy</text:span><text:span text:style-name="T1"><text:line-break/></text:span><text:span text:style-name="T1">Mu chwałę.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Wznieś głos</text:span><text:span text:style-name="T1"><text:line-break/></text:span><text:span text:style-name="T1">Pan blisko jest,</text:span><text:span text:style-name="T1"><text:line-break/></text:span><text:span text:style-name="T1">Wznieśmy</text:span><text:span text:style-name="T1"><text:line-break/></text:span><text:span text:style-name="T1">świątynię Mu.</text:span><text:span text:style-name="T1"><text:line-break/></text:span><text:span text:style-name="T1">Pałac potęgi,</text:span><text:span text:style-name="T1"><text:line-break/></text:span><text:span text:style-name="T1">tron dziękczynienia,</text:span><text:span text:style-name="T1"><text:line-break/></text:span><text:span text:style-name="T1">Bogu Królowi chwał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19">
        <office:forms form:automatic-focus="false" form:apply-design-mode="false"/>
        <draw:frame presentation:style-name="pr1" draw:text-style-name="P5" draw:layer="layout" svg:width="28cm" svg:height="21cm" svg:x="0cm" svg:y="0cm" presentation:class="title" presentation:user-transformed="true">
          <draw:text-box>
            <text:p text:style-name="P4"><text:span text:style-name="T2">Niech brzmi</text:span><text:span text:style-name="T2"><text:line-break/></text:span><text:span text:style-name="T2">radości pieśń,</text:span><text:span text:style-name="T2"><text:line-break/></text:span><text:span text:style-name="T2">Niech miłość</text:span><text:span text:style-name="T2"><text:line-break/></text:span><text:span text:style-name="T2">kwitnie w na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19">
        <office:forms form:automatic-focus="false" form:apply-design-mode="false"/>
        <draw:frame presentation:style-name="pr1" draw:text-style-name="P5" draw:layer="layout" svg:width="28cm" svg:height="21cm" svg:x="0cm" svg:y="0cm" presentation:class="title" presentation:user-transformed="true">
          <draw:text-box>
            <text:p text:style-name="P4"><text:span text:style-name="T2">Gdy wielbimy Go</text:span><text:span text:style-name="T2"><text:line-break/></text:span><text:span text:style-name="T2">otacza nas chwała,</text:span><text:span text:style-name="T2"><text:line-break/></text:span><text:span text:style-name="T2">Wypełnia miejsce to.</text:span><text:span text:style-name="T2"><text:line-break/></text:span><text:span text:style-name="T2">Razem śpiewajmy Mu.</text:span><text:span text:style-name="T2"><text:line-break/></text:span><text:span text:style-name="T3">Razem śpiewajmy Mu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Jesteśmy tutaj</text:span><text:span text:style-name="T1"><text:line-break/></text:span><text:span text:style-name="T1">by oddać Mu cześć,</text:span><text:span text:style-name="T1"><text:line-break/></text:span><text:span text:style-name="T1">Śpiewając w jedności</text:span><text:span text:style-name="T1"><text:line-break/></text:span><text:span text:style-name="T1">Dziękować za to,</text:span><text:span text:style-name="T1"><text:line-break/></text:span><text:span text:style-name="T1">co uczynił Bóg,</text:span><text:span text:style-name="T1"><text:line-break/></text:span><text:span text:style-name="T1">Pełni wdzięczności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Wznieś głos</text:span><text:span text:style-name="T1"><text:line-break/></text:span><text:span text:style-name="T1">Pan blisko jest,</text:span><text:span text:style-name="T1"><text:line-break/></text:span><text:span text:style-name="T1">Wznieśmy</text:span><text:span text:style-name="T1"><text:line-break/></text:span><text:span text:style-name="T1">świątynię Mu.</text:span><text:span text:style-name="T1"><text:line-break/></text:span><text:span text:style-name="T1">Pałac potęgi,</text:span><text:span text:style-name="T1"><text:line-break/></text:span><text:span text:style-name="T1">tron dziękczynienia,</text:span><text:span text:style-name="T1"><text:line-break/></text:span><text:span text:style-name="T1">Bogu Królowi chwał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19">
        <office:forms form:automatic-focus="false" form:apply-design-mode="false"/>
        <draw:frame presentation:style-name="pr1" draw:text-style-name="P5" draw:layer="layout" svg:width="28cm" svg:height="21cm" svg:x="0cm" svg:y="0cm" presentation:class="title" presentation:user-transformed="true">
          <draw:text-box>
            <text:p text:style-name="P4"><text:span text:style-name="T2">Niech brzmi</text:span><text:span text:style-name="T2"><text:line-break/></text:span><text:span text:style-name="T2">radości pieśń,</text:span><text:span text:style-name="T2"><text:line-break/></text:span><text:span text:style-name="T2">Niech miłość</text:span><text:span text:style-name="T2"><text:line-break/></text:span><text:span text:style-name="T2">kwitnie w na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19">
        <office:forms form:automatic-focus="false" form:apply-design-mode="false"/>
        <draw:frame presentation:style-name="pr1" draw:text-style-name="P5" draw:layer="layout" svg:width="28cm" svg:height="21cm" svg:x="0cm" svg:y="0cm" presentation:class="title" presentation:user-transformed="true">
          <draw:text-box>
            <text:p text:style-name="P4"><text:span text:style-name="T2">Gdy wielbimy Go</text:span><text:span text:style-name="T2"><text:line-break/></text:span><text:span text:style-name="T2">otacza nas chwała,</text:span><text:span text:style-name="T2"><text:line-break/></text:span><text:span text:style-name="T2">Wypełnia miejsce to.</text:span><text:span text:style-name="T2"><text:line-break/></text:span><text:span text:style-name="T2">Razem śpiewajmy Mu.</text:span><text:span text:style-name="T2"><text:line-break/></text:span><text:span text:style-name="T3">Razem śpiewajmy Mu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creation-date>2007-01-02T18:59:40</meta:creation-date>
    <dc:date>2013-05-14T19:31:01.43</dc:date>
    <dc:language>pl-PL</dc:language>
    <meta:editing-cycles>13</meta:editing-cycles>
    <meta:editing-duration>PT17M57S</meta:editing-duration>
    <meta:document-statistic meta:object-count="54"/>
    <meta:user-defined meta:name="Info 1"/>
    <meta:user-defined meta:name="Info 2"/>
    <meta:user-defined meta:name="Info 3"/>
    <meta:user-defined meta:name="Info 4"/>
  </office:meta>
</office:document-meta>
</file>